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style:text-underline-style="none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color="#0000cc" fo:font-size="8pt" style:font-size-asian="8pt" style:font-size-complex="8pt"/>
    </style:style>
    <style:style style:name="P13" style:family="paragraph">
      <style:text-properties fo:color="#0000cc" fo:font-size="9pt" style:font-size-asian="9pt" style:font-size-complex="9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7" style:family="paragraph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cc"/>
    </style:style>
    <style:style style:name="T5" style:family="text">
      <style:text-properties fo:color="#ff00cc" fo:font-weight="normal"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cc" fo:font-size="8pt" style:font-size-asian="8pt" style:font-size-complex="8pt"/>
    </style:style>
    <style:style style:name="T8" style:family="text">
      <style:text-properties fo:color="#009900" fo:font-size="8pt" style:font-size-asian="8pt" style:font-size-complex="8pt"/>
    </style:style>
    <style:style style:name="T9" style:family="text">
      <style:text-properties fo:color="#0000cc" fo:font-size="9pt" style:font-size-asian="9pt" style:font-size-complex="9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3" style:family="text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cccc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1.757cm" style:run-through="foreground"/>
    </style:style>
    <style:style style:name="gr4" style:family="graphic">
      <style:graphic-properties draw:stroke="none" svg:stroke-color="#000000" draw:fill="none" draw:fill-color="#ffffff" fo:min-height="10.712cm" style:run-through="foreground"/>
    </style:style>
    <style:style style:name="gr5" style:family="graphic">
      <style:graphic-properties draw:stroke="none" svg:stroke-color="#000000" draw:fill="none" draw:fill-color="#ffffff" fo:min-height="3.41cm" style:run-through="foreground"/>
    </style:style>
    <style:style style:name="gr6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529cm" style:run-through="foreground"/>
    </style:style>
    <style:style style:name="gr8" style:family="graphic">
      <style:graphic-properties draw:stroke="none" svg:stroke-color="#000000" draw:fill="none" draw:fill-color="#ffffff" fo:min-height="1.462cm" style:run-through="foreground"/>
    </style:style>
    <style:style style:name="gr9" style:family="graphic">
      <style:graphic-properties draw:stroke="none" svg:stroke-color="#000000" draw:fill="none" draw:fill-color="#ffffff" fo:min-height="5.357cm" style:run-through="foreground"/>
    </style:style>
    <style:style style:name="gr10" style:family="graphic">
      <style:graphic-properties draw:stroke="none" svg:stroke-color="#000000" draw:fill="none" draw:fill-color="#ffffff" fo:min-height="3.9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4.383cm" style:run-through="foreground"/>
    </style:style>
    <style:style style:name="gr13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3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3.896cm" style:run-through="foreground"/>
    </style:style>
    <style:style style:name="gr17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.923cm" style:run-through="foreground"/>
    </style:style>
    <style:style style:name="gr19" style:family="graphic">
      <style:graphic-properties draw:stroke="none" svg:stroke-color="#000000" draw:fill="none" draw:fill-color="#ffffff" fo:min-height="4.87cm" style:run-through="foreground"/>
    </style:style>
    <style:style style:name="gr20" style:family="graphic">
      <style:graphic-properties draw:stroke="none" svg:stroke-color="#000000" draw:fill="none" draw:fill-color="#ffffff" fo:min-height="1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715cm" style:run-through="foreground"/>
    </style:style>
    <style:style style:name="gr22" style:family="graphic">
      <style:graphic-properties draw:stroke="none" svg:stroke-color="#000000" draw:fill="none" draw:fill-color="#ffffff" fo:min-height="0.5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1.46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1.949cm" style:run-through="foreground"/>
    </style:style>
    <style:style style:name="gr26" style:family="graphic">
      <style:graphic-properties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1.3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1.53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000000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5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1.19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55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7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="solid" draw:fill-color="#ffffcc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Unité centrale</text:p>
      <text:p text:style-name="P4">Conception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Les menus d'écran</text:h>
      <text:p text:style-name="P7">Une LED bicolore indique la disponibilité de la puissance / suggestion charge VE</text:p>
      <text:p text:style-name="P7"><draw:frame text:anchor-type="paragraph" draw:z-index="6" draw:style-name="gr10" draw:text-style-name="P12" svg:width="4.319cm" svg:height="3.918cm" svg:x="10.636cm" svg:y="0.314cm"><draw:text-box><text:p><text:span text:style-name="T7">Mode</text:span></text:p><text:p><text:span text:style-name="T7">Heure</text:span></text:p><text:p><text:span text:style-name="T7">P_Grid</text:span></text:p><text:p><text:span text:style-name="T7">P_Inverter</text:span></text:p><text:p><text:span text:style-name="T8">Temp_Salon, Cons_Salon</text:span></text:p><text:p><text:span text:style-name="T8">Temp_SManger, Cons_SManger</text:span></text:p><text:p><text:span text:style-name="T8">Temp_Entrée, Cons_Entrée</text:span></text:p><text:p><text:span text:style-name="T8">Temp_Couloir, Cons_Couloir</text:span></text:p><text:p><text:span text:style-name="T8">Heure Debut jour/Nuit Salon</text:span></text:p><text:p><text:span text:style-name="T8">Heure Debut jour/Nuit SaManger</text:span></text:p><text:p><text:span text:style-name="T8">Heure Debut jour/Nuit Entree</text:span></text:p><text:p><text:span text:style-name="T8">Heure Debut jour/Nuit Couloir</text:span></text:p></draw:text-box></draw:frame></text:p>
      <text:p text:style-name="P7"><draw:g text:anchor-type="paragraph" draw:z-index="0" draw:style-name="gr1"><draw:rect draw:style-name="gr2" draw:text-style-name="P11" svg:width="4.573cm" svg:height="2.266cm" svg:x="1.535cm" svg:y="0.203cm"><text:p/></draw:rect><draw:frame draw:style-name="gr3" svg:width="4.044cm" svg:height="1.758cm" svg:x="1.895cm" svg:y="0.33cm"><draw:text-box><text:p>Loading please wait...</text:p><text:p/></draw:text-box></draw:frame></draw:g></text:p>
      <text:p text:style-name="P7"><draw:g text:anchor-type="paragraph" draw:z-index="3" draw:style-name="gr1"><draw:line draw:style-name="gr6" draw:text-style-name="P11" svg:x1="8.754cm" svg:y1="3.997cm" svg:x2="9.707cm" svg:y2="3.997cm"><text:p/></draw:line><draw:frame draw:style-name="gr7" svg:width="0.72cm" svg:height="0.53cm" svg:x="7.906cm" svg:y="3.657cm"><draw:text-box><text:p>Run</text:p></draw:text-box></draw:frame></draw:g><draw:g text:anchor-type="paragraph" draw:z-index="2" draw:style-name="gr1"><draw:rect draw:style-name="gr2" draw:text-style-name="P11" svg:width="4.573cm" svg:height="2.266cm" svg:x="1.471cm" svg:y="3.272cm"><text:p/></draw:rect><draw:frame draw:style-name="gr5" svg:width="4.044cm" svg:height="3.41cm" svg:x="1.831cm" svg:y="3.399cm"><draw:text-box><text:p><text:span text:style-name="T2">Menu Principal</text:span></text:p><text:p>&gt; Run</text:p><text:p>&gt; Configuration mode</text:p><text:p>&gt; VE en charge</text:p><text:p>&gt; Paramètres</text:p><text:p>&gt; Diagnostic</text:p><text:p/></draw:text-box></draw:frame></draw:g></text:p>
      <text:p text:style-name="P7"/>
      <text:p text:style-name="P7"/>
      <text:p text:style-name="P7"><draw:frame text:anchor-type="paragraph" draw:z-index="14" draw:style-name="gr15" draw:text-style-name="P14" svg:width="1.461cm" svg:height="0.89cm" svg:x="8.943cm" svg:y="0.164cm"><draw:text-box><text:p><text:span text:style-name="T10">En vert, typedef clim</text:span></text:p></draw:text-box></draw:frame></text:p>
      <text:p text:style-name="P7"><draw:line text:anchor-type="paragraph" draw:z-index="37" draw:style-name="gr23" draw:text-style-name="P11" svg:x1="6.466cm" svg:y1="0.31cm" svg:x2="9.683cm" svg:y2="1.495cm"><text:p/></draw:line></text:p>
      <text:p text:style-name="P7"/>
      <text:p text:style-name="P7"/>
      <text:p text:style-name="P7"><draw:g text:anchor-type="paragraph" draw:z-index="1" draw:style-name="gr1"><draw:rect draw:style-name="gr2" draw:text-style-name="P11" svg:width="5.102cm" svg:height="2.266cm" svg:x="10.213cm" svg:y="0.215cm"><text:p/></draw:rect><draw:frame draw:style-name="gr4" svg:width="4.511cm" svg:height="10.713cm" svg:x="10.615cm" svg:y="0.342cm"><draw:text-box><text:p><text:span text:style-name="T2">Infos disponibles...</text:span></text:p><text:p><text:span text:style-name="T3">&gt; Mode</text:span></text:p><text:p>&gt; Heure :</text:p><text:p>&gt; P Enedis W</text:p><text:p>&gt; P Onduleur W</text:p><text:p>&gt; Salon °C</text:p><text:p>&gt; demandé °C</text:p><text:p>&gt; S à manger °C</text:p><text:p>&gt; demandé °C</text:p><text:p>&gt; Entrée °C</text:p><text:p>&gt; demandé °C</text:p><text:p>&gt; Couloir °C</text:p><text:p>&gt; demandé °C</text:p><text:p>&gt; Salon...</text:p><text:p>&gt; S à manger …</text:p><text:p>&gt; Entrée …</text:p><text:p>&gt; Couloir...</text:p><text:p>&gt; Heure Début Jour</text:p><text:p>&gt; Heure Début Nuit</text:p><text:p/><text:p/><text:p/></draw:text-box></draw:frame></draw:g></text:p>
      <text:p text:style-name="P7"/>
      <text:p text:style-name="P7"/>
      <text:p text:style-name="P7"><draw:line text:anchor-type="paragraph" draw:z-index="38" draw:style-name="gr23" draw:text-style-name="P11" svg:x1="8.202cm" svg:y1="1.04cm" svg:x2="9.79cm" svg:y2="0.4cm"><text:p/></draw:line></text:p>
      <text:p text:style-name="P7"><draw:frame text:anchor-type="paragraph" draw:z-index="39" draw:style-name="gr24" svg:width="2.075cm" svg:height="1.463cm" svg:x="6.911cm" svg:y="0.194cm"><draw:text-box><text:p>Après 10sec d'inaction</text:p></draw:text-box></draw:frame></text:p>
      <text:p text:style-name="P7"/>
      <text:p text:style-name="P7"/>
      <text:p text:style-name="P7"/>
      <text:p text:style-name="P7"/>
      <text:p text:style-name="P7"><draw:frame text:anchor-type="paragraph" draw:z-index="27" draw:style-name="gr15" draw:text-style-name="P14" svg:width="1.461cm" svg:height="0.89cm" svg:x="8.371cm" svg:y="0.263cm"><draw:text-box><text:p><text:span text:style-name="T10">Sous Menu !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Configuration Mode</text:h>
      <text:p text:style-name="P7"/>
      <text:list xml:id="list3625685688984832039" text:style-name="L1">
        <text:list-item>
          <text:p text:style-name="P9"><text:span text:style-name="T2">Off :</text:span> les Remote Devices n'activent plus les climatisations. Il ne font que donner la température</text:p>
        </text:list-item>
        <text:list-item>
          <text:p text:style-name="P9"><text:span text:style-name="T2">Mode Vacances:</text:span> Chaque climatisation possède une consigne de température pour le jour et pour la nuit avec une plage horaire réglable. </text:p>
        </text:list-item>
      </text:list>
      <text:p text:style-name="P5"><text:tab/></text:p>
      <text:list xml:id="list7267655261690732723" text:style-name="L2">
        <text:list-item>
          <text:p text:style-name="P10"><text:span text:style-name="T4">Absence journée:</text:span><text:span text:style-name="T3"> Les consignes en journée, entre 8h et 16h00 sont diminuées de 2°.</text:span></text:p>
        </text:list-item>
        <text:list-item>
          <text:p text:style-name="P10"><text:span text:style-name="T4">Présence Matinée  :</text:span><text:span text:style-name="T3"> Les consignes en journée, entre 12h et 16h00 sont diminuées de 2°.</text:span></text:p>
        </text:list-item>
        <text:list-item>
          <text:p text:style-name="P10"><text:span text:style-name="T4">Présence Après-midi </text:span><text:span text:style-name="T5"> :</text:span><text:span text:style-name="T3"> Les consignes en journée, entre 8h et 11h00 sont diminuées de 2°</text:span></text:p>
        </text:list-item>
        <text:list-item>
          <text:p text:style-name="P10"><text:span text:style-name="T4">Mode Forcé </text:span><text:span text:style-name="T5">:</text:span><text:span text:style-name="T3"> la température est demandée pour toutes les climatisations.</text:span></text:p>
        </text:list-item>
        <text:list-item>
          <text:p text:style-name="P10">Mode Voyage <text:span text:style-name="T3">: La plage de vacances est spécifiée, les températures sont fixées à 15°C la nuit, 16°C le jour. 2 jours avant la fin des vacances, un mode excédent photovoltaique est programmé pour réchauffer la maison si soleil. 1 journée avant reprise en mode Présence journée</text:span></text:p>
        </text:list-item>
        <text:list-item>
          <text:p text:style-name="P10">Mode hebdomadaire <text:span text:style-name="T3">: semaine de travail à configurer</text:span></text:p>
        </text:list-item>
      </text:list>
      <text:p text:style-name="P5"/>
      <text:p text:style-name="P6">NB <text:span text:style-name="T3">: la configuration en mode </text:span><text:span text:style-name="T5">rose </text:span><text:span text:style-name="T3">rebascule automatiquement en mode hebdomadaire le matin <text:s/>suivant.</text:span></text:p>
      <text:p text:style-name="P5"/>
      <text:p text:style-name="P6"><text:soft-page-break/>NB <text:span text:style-name="T3">: pour chacun des 4 modes d'utilisation normale, on précise quelle clim sont utilisées (par défaut toutes). On peut vouloir en enlever selon cheminée ou pellet. On peut aussi privilégier la charge VE : l'excédent PV n'est alors jamais demandé.</text:span></text:p>
      <text:p text:style-name="P5"/>
      <text:p text:style-name="P5"><draw:frame text:anchor-type="paragraph" draw:z-index="11" draw:style-name="gr13" draw:text-style-name="P13" svg:width="1.144cm" svg:height="0.733cm" svg:x="4.053cm" svg:y="0.06cm"><draw:text-box><text:p><text:span text:style-name="T9">Mode</text:span></text:p><text:p><text:span text:style-name="T9"/></text:p></draw:text-box></draw:frame></text:p>
      <text:p text:style-name="P5"><draw:g text:anchor-type="paragraph" draw:z-index="5" draw:style-name="gr1"><draw:rect draw:style-name="gr2" draw:text-style-name="P11" svg:width="4.573cm" svg:height="2.266cm" svg:x="3.588cm" svg:y="0.346cm"><text:p/></draw:rect><draw:frame draw:style-name="gr9" svg:width="4.044cm" svg:height="5.358cm" svg:x="3.948cm" svg:y="0.473cm"><draw:text-box><text:p><text:span text:style-name="T2">Choisir un mode :</text:span></text:p><text:p>&gt; Off</text:p><text:p>&gt; Mode Vacances</text:p><text:p>&gt; Absence Journée </text:p><text:p>&gt; Présence Matinee </text:p><text:p>&gt; Présence Après-midi</text:p><text:p>&gt; Mode Forcé</text:p><text:p>&gt; Mode Hebdomadaire</text:p><text:p>&gt; Mode Voyage</text:p><text:p/><text:p/></draw:text-box></draw:frame></draw:g></text:p>
      <text:p text:style-name="P5"/>
      <text:p text:style-name="P5"><draw:g text:anchor-type="paragraph" draw:z-index="4" draw:style-name="gr1"><draw:line draw:style-name="gr6" draw:text-style-name="P11" svg:x1="1.713cm" svg:y1="0.665cm" svg:x2="3.416cm" svg:y2="0.665cm"><text:p/></draw:line><draw:frame draw:style-name="gr8" svg:width="1.287cm" svg:height="1.463cm" svg:x="0.201cm" svg:y="0.326cm"><draw:text-box><text:p>Config Mode</text:p></draw:text-box></draw:frame></draw:g></text:p>
      <text:list xml:id="list43292378" text:continue-list="list3625685688984832039" text:style-name="L1">
        <text:list-header>
          <text:p text:style-name="P9"><draw:line text:anchor-type="paragraph" draw:z-index="7" draw:style-name="gr11" draw:text-style-name="P11" svg:x1="4.74cm" svg:y1="0.439cm" svg:x2="6.645cm" svg:y2="0.439cm"><text:p/></draw:line></text:p>
        </text:list-header>
      </text:list>
      <text:p text:style-name="P7"><draw:line text:anchor-type="paragraph" draw:z-index="10" draw:style-name="gr11" draw:text-style-name="P11" svg:x1="8.16cm" svg:y1="0.356cm" svg:x2="10.065cm" svg:y2="0.356cm"><text:p/></draw:line><draw:frame text:anchor-type="paragraph" draw:z-index="34" draw:style-name="gr22" svg:width="0.72cm" svg:height="0.53cm" svg:x="10.276cm" svg:y="0.238cm"><draw:text-box><text:p>Run</text:p></draw:text-box></draw:frame></text:p>
      <text:p text:style-name="P7"><draw:line text:anchor-type="paragraph" draw:z-index="35" draw:style-name="gr11" draw:text-style-name="P11" svg:x1="8.16cm" svg:y1="0.379cm" svg:x2="10.065cm" svg:y2="0.379cm"><text:p/></draw:line></text:p>
      <text:p text:style-name="P7"><draw:line text:anchor-type="paragraph" draw:z-index="36" draw:style-name="gr11" draw:text-style-name="P11" svg:x1="8.16cm" svg:y1="0.356cm" svg:x2="10.065cm" svg:y2="0.356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span text:style-name="T6">VE en charge</text:span> </text:h>
      <text:p text:style-name="P7"/>
      <text:p text:style-name="P7"><draw:g text:anchor-type="paragraph" draw:z-index="40" draw:style-name="gr1"><draw:line draw:style-name="gr6" draw:text-style-name="P11" svg:x1="1.713cm" svg:y1="0.665cm" svg:x2="3.416cm" svg:y2="0.665cm"><text:p/></draw:line><draw:frame draw:style-name="gr8" svg:width="1.287cm" svg:height="1.463cm" svg:x="0.201cm" svg:y="0.326cm"><draw:text-box><text:p>VE en charge</text:p></draw:text-box></draw:frame></draw:g><draw:g text:anchor-type="paragraph" draw:z-index="41" draw:style-name="gr1"><draw:rect draw:style-name="gr2" draw:text-style-name="P11" svg:width="4.573cm" svg:height="2.266cm" svg:x="3.567cm" svg:y="0.198cm"><text:p/></draw:rect><draw:frame draw:style-name="gr25" svg:width="4.044cm" svg:height="1.95cm" svg:x="3.927cm" svg:y="0.325cm"><draw:text-box><text:p><text:span text:style-name="T2">VE en Charge...</text:span></text:p><text:p>&gt; Non</text:p><text:p/><text:p/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text:anchor-type="paragraph" draw:z-index="12" draw:style-name="gr14" draw:text-style-name="P13" svg:width="2.604cm" svg:height="3.654cm" svg:x="11.165cm" svg:y="0.443cm"><draw:text-box><text:p><text:span text:style-name="T9">Typedef Clim</text:span></text:p><text:p><text:span text:style-name="T9">ID</text:span></text:p><text:p><text:span text:style-name="T9">TempJ</text:span></text:p><text:p><text:span text:style-name="T9">TempN</text:span></text:p><text:p><text:span text:style-name="T9">ConsTempJ</text:span></text:p><text:p><text:span text:style-name="T9">ConsTempN</text:span></text:p><text:p><text:span text:style-name="T9">HeureDebJour</text:span></text:p><text:p><text:span text:style-name="T9">HeureDebNuit</text:span></text:p><text:p><text:span text:style-name="T9">DeltaSecRmDvsUC</text:span></text:p><text:p><text:span text:style-name="T9"/></text:p></draw:text-box></draw:frame><text:soft-page-break/>Paramètres </text:h>
      <text:p text:style-name="Text_20_body"/>
      <text:h text:style-name="Heading_20_3" text:outline-level="3">Clim </text:h>
      <text:p text:style-name="P7"/>
      <text:p text:style-name="P7"/>
      <text:p text:style-name="P7"/>
      <text:p text:style-name="P7"><draw:g text:anchor-type="paragraph" draw:z-index="15" draw:style-name="gr1"><draw:rect draw:style-name="gr2" draw:text-style-name="P11" svg:width="4.573cm" svg:height="2.266cm" svg:x="10.128cm" svg:y="0.347cm"><text:p/></draw:rect><draw:frame draw:style-name="gr16" svg:width="4.044cm" svg:height="3.897cm" svg:x="10.488cm" svg:y="0.474cm"><draw:text-box><text:p><text:span text:style-name="T2">Choisir Clim :</text:span></text:p><text:p>&gt; Clim Salon </text:p><text:p>&gt; Clim S à manger </text:p><text:p>&gt; Clim Entrée</text:p><text:p>&gt; Clim Couloir </text:p><text:p/><text:p/><text:p/></draw:text-box></draw:frame></draw:g></text:p>
      <text:p text:style-name="P7"><draw:g text:anchor-type="paragraph" draw:z-index="8" draw:style-name="gr1"><draw:line draw:style-name="gr6" draw:text-style-name="P11" svg:x1="1.567cm" svg:y1="0.492cm" svg:x2="3.27cm" svg:y2="0.492cm"><text:p/></draw:line><draw:frame draw:style-name="gr8" svg:width="1.287cm" svg:height="1.463cm" svg:x="0.053cm" svg:y="0.153cm"><draw:text-box><text:p>paramètres</text:p></draw:text-box></draw:frame></draw:g><draw:g text:anchor-type="paragraph" draw:z-index="9" draw:style-name="gr1"><draw:rect draw:style-name="gr2" draw:text-style-name="P11" svg:width="4.573cm" svg:height="2.266cm" svg:x="3.545cm" svg:y="0.093cm"><text:p/></draw:rect><draw:frame draw:style-name="gr12" svg:width="4.044cm" svg:height="4.384cm" svg:x="3.905cm" svg:y="0.22cm"><draw:text-box><text:p><text:span text:style-name="T2">Paramètres :</text:span></text:p><text:p>&gt; Clim</text:p><text:p>&gt; Excedent PV</text:p><text:p>&gt; Vacances</text:p><text:p>&gt; Appairage</text:p><text:p>&gt; ResetGénéral </text:p><text:p/><text:p/><text:p/></draw:text-box></draw:frame></draw:g><draw:frame text:anchor-type="paragraph" draw:z-index="16" draw:style-name="gr17" svg:width="0.974cm" svg:height="0.976cm" svg:x="8.731cm" svg:y="0.443cm"><draw:text-box><text:p>Clim</text:p></draw:text-box></draw:frame></text:p>
      <text:p text:style-name="P7"/>
      <text:p text:style-name="P7"><draw:line text:anchor-type="paragraph" draw:z-index="13" draw:style-name="gr11" draw:text-style-name="P11" svg:x1="8.117cm" svg:y1="0.079cm" svg:x2="10.022cm" svg:y2="0.079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17" draw:style-name="gr17" svg:width="1.694cm" svg:height="0.976cm" svg:x="0.773cm" svg:y="0.083cm"><draw:text-box><text:p>Clim Salon</text:p></draw:text-box></draw:frame><draw:frame text:anchor-type="paragraph" draw:z-index="21" draw:style-name="gr17" svg:width="1.694cm" svg:height="0.976cm" svg:x="7.398cm" svg:y="0.25cm"><draw:text-box><text:p>Cons Temp J</text:p></draw:text-box></draw:frame><draw:g text:anchor-type="paragraph" draw:z-index="22" draw:style-name="gr1"><draw:rect draw:style-name="gr2" draw:text-style-name="P11" svg:width="4.573cm" svg:height="2.266cm" svg:x="8.985cm" svg:y="0.113cm"><text:p/></draw:rect><draw:frame draw:style-name="gr5" svg:width="4.044cm" svg:height="3.41cm" svg:x="9.345cm" svg:y="0.24cm"><draw:text-box><text:p><text:span text:style-name="T2">Saisir Temp :</text:span></text:p><text:p>&gt; <text:s/>...</text:p><text:p/><text:p><text:s/></text:p><text:p/><text:p/><text:p/></draw:text-box></draw:frame></draw:g></text:p>
      <text:p text:style-name="P7"><draw:g text:anchor-type="paragraph" draw:z-index="19" draw:style-name="gr1"><draw:rect draw:style-name="gr2" draw:text-style-name="P11" svg:width="4.573cm" svg:height="2.266cm" svg:x="2.466cm" svg:y="0.092cm"><text:p/></draw:rect><draw:frame draw:style-name="gr18" svg:width="4.044cm" svg:height="2.924cm" svg:x="2.826cm" svg:y="0.219cm"><draw:text-box><text:p><text:span text:style-name="T2">Choisir Param :</text:span></text:p><text:p>&gt; Cons Temp J</text:p><text:p>&gt; Cons Temp N</text:p><text:p>&gt; Deb Jour</text:p><text:p>&gt; Deb Nuit</text:p><text:p/></draw:text-box></draw:frame></draw:g></text:p>
      <text:p text:style-name="P7"><draw:line text:anchor-type="paragraph" draw:z-index="18" draw:style-name="gr11" draw:text-style-name="P11" svg:x1="0.349cm" svg:y1="0.372cm" svg:x2="2.254cm" svg:y2="0.372cm"><text:p/></draw:line><draw:line text:anchor-type="paragraph" draw:z-index="20" draw:style-name="gr11" draw:text-style-name="P11" svg:x1="7.038cm" svg:y1="0.437cm" svg:x2="8.943cm" svg:y2="0.437cm"><text:p/></draw:line></text:p>
      <text:p text:style-name="P7"/>
      <text:p text:style-name="P7"/>
      <text:p text:style-name="P7"/>
      <text:p text:style-name="P7"/>
      <text:p text:style-name="P7"/>
      <text:h text:style-name="Heading_20_3" text:outline-level="3">Excédent PV</text:h>
      <text:p text:style-name="Text_20_body"><draw:frame text:anchor-type="paragraph" draw:z-index="26" draw:style-name="gr20" draw:text-style-name="P13" svg:width="2.604cm" svg:height="1.098cm" svg:x="12.816cm" svg:y="0.182cm"><draw:text-box><text:p><text:span text:style-name="T9">Char PrioClim[4]</text:span></text:p><text:p><text:span text:style-name="T9">// contient les ID par ordre de prio</text:span></text:p></draw:text-box></draw:frame></text:p>
      <text:p text:style-name="P7"><draw:frame text:anchor-type="paragraph" draw:z-index="30" draw:style-name="gr17" svg:width="1.694cm" svg:height="0.976cm" svg:x="9.451cm" svg:y="0.39cm"><draw:text-box><text:p>Ordre Prio</text:p></draw:text-box></draw:frame></text:p>
      <text:p text:style-name="P7"><draw:g text:anchor-type="paragraph" draw:z-index="28" draw:style-name="gr1"><draw:rect draw:style-name="gr2" draw:text-style-name="P11" svg:width="4.996cm" svg:height="2.266cm" svg:x="4.117cm" svg:y="0.316cm"><text:p/></draw:rect><draw:frame draw:style-name="gr19" svg:width="4.418cm" svg:height="4.871cm" svg:x="4.51cm" svg:y="0.443cm"><draw:text-box><text:p><text:span text:style-name="T2">Excédent PV</text:span></text:p><text:p>&gt; Ordre Priorité</text:p><text:p>&gt; Delta °C</text:p><text:p/><text:p><text:s/></text:p><text:p/><text:p/><text:p/></draw:text-box></draw:frame></draw:g><draw:g text:anchor-type="paragraph" draw:z-index="25" draw:style-name="gr1"><draw:rect draw:style-name="gr2" draw:text-style-name="P11" svg:width="4.996cm" svg:height="2.266cm" svg:x="11.335cm" svg:y="0.261cm"><text:p/></draw:rect><draw:frame draw:style-name="gr19" svg:width="4.418cm" svg:height="4.871cm" svg:x="11.728cm" svg:y="0.388cm"><draw:text-box><text:p><text:span text:style-name="T2">Choisir ordre priorité</text:span></text:p><text:p>&gt; SaM/Salon/Ent/Couloir</text:p><text:p>&gt; Ent/Salon/SaM/Couloir</text:p><text:p>&gt; Ent/SaM/Salon/Couloir</text:p><text:p/></draw:text-box></draw:frame></draw:g></text:p>
      <text:p text:style-name="P7"><draw:frame text:anchor-type="paragraph" draw:z-index="23" draw:style-name="gr17" svg:width="1.694cm" svg:height="0.976cm" svg:x="0.773cm" svg:y="0.083cm"><draw:text-box><text:p>Excedent PV</text:p></draw:text-box></draw:frame></text:p>
      <text:p text:style-name="P7"><draw:line text:anchor-type="paragraph" draw:z-index="24" draw:style-name="gr11" draw:text-style-name="P11" svg:x1="2.085cm" svg:y1="0.182cm" svg:x2="3.99cm" svg:y2="0.182cm"><text:p/></draw:line><draw:line text:anchor-type="paragraph" draw:z-index="29" draw:style-name="gr11" draw:text-style-name="P11" svg:x1="9.26cm" svg:y1="0.12cm" svg:x2="11.165cm" svg:y2="0.12cm"><text:p/></draw:line></text:p>
      <text:p text:style-name="P7"/>
      <text:p text:style-name="P7"/>
      <text:p text:style-name="P7"/>
      <text:p text:style-name="P7"/>
      <text:p text:style-name="P7"><draw:frame text:anchor-type="paragraph" draw:z-index="32" draw:style-name="gr17" svg:width="1.99cm" svg:height="0.976cm" svg:x="9.176cm" svg:y="0.279cm"><draw:text-box><text:p>DeltaTemp</text:p></draw:text-box></draw:frame></text:p>
      <text:p text:style-name="P7"><draw:g text:anchor-type="paragraph" draw:z-index="33" draw:style-name="gr1"><draw:rect draw:style-name="gr2" draw:text-style-name="P11" svg:width="4.996cm" svg:height="2.266cm" svg:x="11.398cm" svg:y="0.342cm"><text:p/></draw:rect><draw:frame draw:style-name="gr21" svg:width="4.418cm" svg:height="1.715cm" svg:x="11.791cm" svg:y="0.469cm"><draw:text-box><text:p><text:span text:style-name="T2">Temp excédent PV</text:span></text:p><text:p>&gt; Excédent °C :</text:p><text:p/></draw:text-box></draw:frame></draw:g></text:p>
      <text:p text:style-name="P7"/>
      <text:p text:style-name="P7"/>
      <text:p text:style-name="P7"><draw:line text:anchor-type="paragraph" draw:z-index="31" draw:style-name="gr11" draw:text-style-name="P11" svg:x1="9.112cm" svg:y1="0.242cm" svg:x2="11.017cm" svg:y2="0.242cm"><text:p/></draw:line></text:p>
      <text:p text:style-name="P7"/>
      <text:p text:style-name="P7"/>
      <text:p text:style-name="P7"/>
      <text:p text:style-name="P5">l'utilisateur choisit le nombre de degrés au dessus de la consigne qu'il s'est donné.= : 1°C, 2°C, 3°C avec un maximum absolu de 22°C. Il spécifie aussi l'odre de priorité des climatisations.</text:p>
      <text:p text:style-name="P7"/>
      <text:h text:style-name="Heading_20_2" text:outline-level="2"><text:soft-page-break/>Diagnostic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Préparation codage</text:h>
      <text:p text:style-name="P5">MNode_Principal_Run -&gt; <text:s/>(Passif)</text:p>
      <text:p text:style-name="P5">MNode_Principal_Conf -&gt; (Passif)</text:p>
      <text:p text:style-name="P5">MNode_Principal_VE -&gt; (Passif)</text:p>
      <text:p text:style-name="P5">MNode_Principal_Param -&gt; (Passif)</text:p>
      <text:p text:style-name="P5">MNode_Principal_Diag -&gt; (Passif)</text:p>
      <text:p text:style-name="P5"/>
      <text:p text:style-name="P5">====== Mode Run en entier ============</text:p>
      <text:p text:style-name="P5">MNode_Run_Mode <text:s/>(Affichage)</text:p>
      <text:p text:style-name="P5">MNode_Run_Heure (Affichage)</text:p>
      <text:p text:style-name="P5">MNode_Run_PGrid (Affichage)</text:p>
      <text:p text:style-name="P5">MNode_Run_PInv (Affichage)</text:p>
      <text:p text:style-name="P5">MNode_Run_InfoClim -&gt; <text:s/>(Passif)</text:p>
      <text:p text:style-name="P5">MNode_Run_HeureDebJ (Affichage)</text:p>
      <text:p text:style-name="P5">MNode_Run_HeureDebN (Affichage)</text:p>
      <text:p text:style-name="P5"/>
      <text:p text:style-name="P5"/>
      <text:p text:style-name="P5">MNode_InfoClim_ConsSaM <text:s/>(Affichage)</text:p>
      <text:p text:style-name="P5">MNode_InfoClim_TempSaM (Affichage)</text:p>
      <text:p text:style-name="P5">MNode_InfoClim_ConsSalon (Affichage)</text:p>
      <text:p text:style-name="P5">MNode_InfoClim_TempSalon (Affichage)</text:p>
      <text:p text:style-name="P5">MNode_InfoClim_ConsEntree <text:s/>(Affichage)</text:p>
      <text:p text:style-name="P5">MNode_InfoClim_TempEntree (Affichage)</text:p>
      <text:p text:style-name="P5">MNode_InfoClim_ConsCouloir (Affichage)</text:p>
      <text:p text:style-name="P5">MNode_InfoClim_TempCouloir (Affichage)</text:p>
      <text:p text:style-name="P5"/>
      <text:p text:style-name="P5"/>
      <text:p text:style-name="P5"/>
      <text:p text:style-name="P5">====== Mode Config en entier ============</text:p>
      <text:p text:style-name="P5">MNode_Conf_ModeOff -&gt; (saisie type OK/Discard)</text:p>
      <text:p text:style-name="P5">MNode_Conf_ModeForce -&gt; (saisie type OK/Discard)</text:p>
      <text:p text:style-name="P5">MNode_Conf_ModeVac -&gt; (saisie type OK/Discard)</text:p>
      <text:p text:style-name="P5">MNode_Conf_ModeVoyage -&gt; (saisie type OK/Discard)</text:p>
      <text:p text:style-name="P5"><text:soft-page-break/>MNode_Conf_ModeHebdo -&gt; (saisie type OK/Discard)</text:p>
      <text:p text:style-name="P5">MNode_Conf_ModeAbsJour -&gt; (saisie type OK/Discard)</text:p>
      <text:p text:style-name="P5">MNode_Conf_ModePresAM -&gt; (saisie type OK/Discard)</text:p>
      <text:p text:style-name="P5">MNode_Conf_ModePresPM -&gt; (saisie type OK/Discard)</text:p>
      <text:p text:style-name="P5"/>
      <text:p text:style-name="P5">====== Mode VE en entier ============</text:p>
      <text:p text:style-name="P5">MNode_VE-&gt; VE en charge Oui/non (saisie type yn)</text:p>
      <text:p text:style-name="P5"/>
      <text:p text:style-name="P5"/>
      <text:p text:style-name="P5">====== Mode Param en entier ============</text:p>
      <text:p text:style-name="P5">MNode_Param_Clim -&gt; (Passif)</text:p>
      <text:p text:style-name="P5">MNode_Param_ExcPV -&gt; (Passif)</text:p>
      <text:p text:style-name="P5">MNode_Param_Vac -&gt; (Passif)</text:p>
      <text:p text:style-name="P5">MNode_Param_Appairage -&gt; (Passif)</text:p>
      <text:p text:style-name="P5">MNode_Param_GenReset -&gt; (Passif)</text:p>
      <text:p text:style-name="P5"/>
      <text:p text:style-name="P5"/>
      <text:p text:style-name="P5">MNode_Clim_SaM -&gt; (Passif)</text:p>
      <text:p text:style-name="P5">MNode_Clim_Salon -&gt; (Passif)</text:p>
      <text:p text:style-name="P5">MNode_Clim_Entree -&gt; (Passif)</text:p>
      <text:p text:style-name="P5">MNode_Clim_Couloir -&gt; (Passif)</text:p>
      <text:p text:style-name="P5"/>
      <text:p text:style-name="P5">MNode_ConsTempJ -&gt; (Passif)</text:p>
      <text:p text:style-name="P5">MNode_Clim_Salon -&gt; (Passif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Architecture logicielle</text:h>
      <text:p text:style-name="P5"/>
      <text:p text:style-name="P5"><draw:custom-shape text:anchor-type="paragraph" draw:z-index="42" draw:style-name="gr26" svg:width="2.356cm" svg:height="1.773cm" svg:x="1.91cm" svg:y="5.713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43" draw:style-name="gr26" svg:width="2.356cm" svg:height="1.773cm" svg:x="1.937cm" svg:y="2.663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44" draw:style-name="gr27" draw:text-style-name="P15" svg:width="2.435cm" svg:height="1.324cm" svg:x="2.148cm" svg:y="3.431cm"><draw:text-box><text:p><text:span text:style-name="T11">COM_UART</text:span></text:p></draw:text-box></draw:frame><draw:frame text:anchor-type="paragraph" draw:z-index="45" draw:style-name="gr28" draw:text-style-name="P15" svg:width="2.435cm" svg:height="1.535cm" svg:x="2.096cm" svg:y="6.526cm"><draw:text-box><text:p><text:span text:style-name="T11">COM_IHM</text:span></text:p></draw:text-box></draw:frame><draw:custom-shape text:anchor-type="paragraph" draw:z-index="46" draw:style-name="gr29" svg:width="1.218cm" svg:height="0.398cm" svg:x="0.72cm" svg:y="3.37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7" draw:style-name="gr29" svg:width="1.218cm" svg:height="0.398cm" svg:x="0.693cm" svg:y="6.71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48" draw:style-name="gr30" draw:text-style-name="P15" svg:width="1.641cm" svg:height="0.533cm" svg:x="-0.497cm" svg:y="3.378cm"><draw:text-box><text:p><text:span text:style-name="T11">UART</text:span></text:p></draw:text-box></draw:frame><draw:frame text:anchor-type="paragraph" draw:z-index="49" draw:style-name="gr30" draw:text-style-name="P15" svg:width="1.641cm" svg:height="0.533cm" svg:x="-0.259cm" svg:y="6.719cm"><draw:text-box><text:p><text:span text:style-name="T11">IHM</text:span></text:p></draw:text-box></draw:frame><draw:custom-shape text:anchor-type="paragraph" draw:z-index="50" draw:style-name="gr26" svg:width="1.588cm" svg:height="5.19cm" svg:x="5.72cm" svg:y="2.607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51" draw:style-name="gr31" draw:text-style-name="P14" svg:width="1.826cm" svg:height="1.191cm" svg:x="0.905cm" svg:y="2.905cm"><draw:text-box><text:p><text:span text:style-name="T10">Tx,Rx</text:span></text:p></draw:text-box></draw:frame><draw:frame text:anchor-type="paragraph" draw:z-index="52" draw:style-name="gr31" draw:text-style-name="P14" svg:width="1.826cm" svg:height="1.191cm" svg:x="0.534cm" svg:y="5.971cm"><draw:text-box><text:p><text:span text:style-name="T10">SPI/I2C</text:span></text:p><text:p><text:span text:style-name="T10">IT ext</text:span></text:p></draw:text-box></draw:frame><draw:line text:anchor-type="paragraph" draw:z-index="53" draw:style-name="gr11" draw:text-style-name="P11" svg:x1="4.292cm" svg:y1="3.246cm" svg:x2="5.721cm" svg:y2="3.246cm"><text:p/></draw:line><draw:line text:anchor-type="paragraph" draw:z-index="54" draw:style-name="gr11" draw:text-style-name="P11" svg:x1="4.292cm" svg:y1="6.103cm" svg:x2="5.721cm" svg:y2="6.103cm"><text:p/></draw:line><draw:frame text:anchor-type="paragraph" draw:z-index="55" draw:style-name="gr32" draw:text-style-name="P14" svg:width="3.255cm" svg:height="0.56cm" svg:x="2.36cm" svg:y="1.813cm"><draw:text-box><text:p><text:span text:style-name="T12">ComUART_Status </text:span><text:span text:style-name="T10">Struct</text:span></text:p></draw:text-box></draw:frame><draw:line text:anchor-type="paragraph" draw:z-index="56" draw:style-name="gr33" draw:text-style-name="P11" svg:x1="4.133cm" svg:y1="2.24cm" svg:x2="4.583cm" svg:y2="3.245cm"><text:p/></draw:line><draw:frame text:anchor-type="paragraph" draw:z-index="57" draw:style-name="gr32" draw:text-style-name="P14" svg:width="3.255cm" svg:height="0.56cm" svg:x="2.466cm" svg:y="5.154cm"><draw:text-box><text:p><text:span text:style-name="T12">ComIHM_Status </text:span><text:span text:style-name="T10">Struct</text:span></text:p></draw:text-box></draw:frame><draw:line text:anchor-type="paragraph" draw:z-index="58" draw:style-name="gr33" draw:text-style-name="P11" svg:x1="4.979cm" svg:y1="6.103cm" svg:x2="4.45cm" svg:y2="5.521cm"><text:p/></draw:line><draw:line text:anchor-type="paragraph" draw:z-index="59" draw:style-name="gr11" draw:text-style-name="P11" svg:x1="5.721cm" svg:y1="3.775cm" svg:x2="4.292cm" svg:y2="3.775cm"><text:p/></draw:line><draw:frame text:anchor-type="paragraph" draw:z-index="60" draw:style-name="gr32" draw:text-style-name="P16" svg:width="3.255cm" svg:height="0.56cm" svg:x="3.868cm" svg:y="4.436cm"><draw:text-box><text:p><text:span text:style-name="T12">PrintUART( )</text:span></text:p></draw:text-box></draw:frame><draw:frame text:anchor-type="paragraph" draw:z-index="61" draw:style-name="gr32" draw:text-style-name="P16" svg:width="3.255cm" svg:height="0.56cm" svg:x="3.762cm" svg:y="7.934cm"><draw:text-box><text:p><text:span text:style-name="T12">PrintIHM( )</text:span></text:p></draw:text-box></draw:frame><draw:line text:anchor-type="paragraph" draw:z-index="62" draw:style-name="gr33" draw:text-style-name="P11" svg:x1="4.874cm" svg:y1="3.775cm" svg:x2="4.424cm" svg:y2="4.304cm"><text:p/></draw:line><draw:line text:anchor-type="paragraph" draw:z-index="63" draw:style-name="gr33" draw:text-style-name="P11" svg:x1="4.98cm" svg:y1="7.214cm" svg:x2="4.53cm" svg:y2="7.743cm"><text:p/></draw:line><draw:line text:anchor-type="paragraph" draw:z-index="64" draw:style-name="gr11" draw:text-style-name="P11" svg:x1="5.694cm" svg:y1="7.188cm" svg:x2="4.265cm" svg:y2="7.188cm"><text:p/></draw:line><draw:frame text:anchor-type="paragraph" draw:z-index="65" draw:style-name="gr27" draw:text-style-name="P15" svg:width="2.435cm" svg:height="1.324cm" svg:x="5.849cm" svg:y="4.595cm"><draw:text-box><text:p><text:span text:style-name="T11">Menu</text:span></text:p><text:p><text:span text:style-name="T11"/></text:p></draw:text-box></draw:frame><draw:custom-shape text:anchor-type="paragraph" draw:z-index="66" draw:style-name="gr26" svg:width="2.356cm" svg:height="2.204cm" svg:x="8.393cm" svg:y="2.577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67" draw:style-name="gr27" draw:text-style-name="P15" svg:width="2.435cm" svg:height="1.324cm" svg:x="8.737cm" svg:y="3.457cm"><draw:text-box><text:p><text:span text:style-name="T11">SystManag</text:span></text:p></draw:text-box></draw:frame><draw:line text:anchor-type="paragraph" draw:z-index="68" draw:style-name="gr11" draw:text-style-name="P11" svg:x1="7.308cm" svg:y1="3.442cm" svg:x2="8.393cm" svg:y2="3.442cm"><text:p/></draw:line><draw:line text:anchor-type="paragraph" draw:z-index="69" draw:style-name="gr11" draw:text-style-name="P11" svg:x1="9.636cm" svg:y1="1.976cm" svg:x2="9.636cm" svg:y2="2.577cm"><text:p/></draw:line><draw:frame text:anchor-type="paragraph" draw:z-index="70" draw:style-name="gr34" draw:text-style-name="P17" svg:width="2.117cm" svg:height="0.768cm" svg:x="8.816cm" svg:y="1.582cm"><draw:text-box><text:p><text:span text:style-name="T13">T_SysManag</text:span></text:p></draw:text-box></draw:frame><draw:line text:anchor-type="paragraph" draw:z-index="71" draw:style-name="gr11" draw:text-style-name="P11" svg:x1="8.393cm" svg:y1="4.216cm" svg:x2="7.308cm" svg:y2="4.216cm"><text:p/></draw:line><draw:frame text:anchor-type="paragraph" draw:z-index="72" draw:style-name="gr32" draw:text-style-name="P14" svg:width="2.541cm" svg:height="0.56cm" svg:x="5.906cm" svg:y="0.841cm"><draw:text-box><text:p><text:span text:style-name="T12">Menu_Status </text:span><text:span text:style-name="T10">Struct</text:span></text:p></draw:text-box></draw:frame><draw:line text:anchor-type="paragraph" draw:z-index="73" draw:style-name="gr33" draw:text-style-name="P11" svg:x1="6.832cm" svg:y1="1.208cm" svg:x2="7.679cm" svg:y2="3.441cm"><text:p/></draw:line><draw:frame text:anchor-type="paragraph" draw:z-index="74" draw:style-name="gr32" draw:text-style-name="P14" svg:width="3.255cm" svg:height="0.56cm" svg:x="8.657cm" svg:y="0.199cm"><draw:text-box><text:p><text:span text:style-name="T12">SysManag_Status </text:span><text:span text:style-name="T10">Struct</text:span></text:p></draw:text-box></draw:frame><draw:line text:anchor-type="paragraph" draw:z-index="75" draw:style-name="gr33" draw:text-style-name="P11" svg:x1="8.949cm" svg:y1="0.758cm" svg:x2="7.811cm" svg:y2="4.215cm"><text:p/></draw:line><draw:line text:anchor-type="paragraph" draw:z-index="76" draw:style-name="gr11" draw:text-style-name="P11" svg:x1="6.435cm" svg:y1="8.378cm" svg:x2="6.435cm" svg:y2="7.796cm"><text:p/></draw:line><draw:frame text:anchor-type="paragraph" draw:z-index="77" draw:style-name="gr35" draw:text-style-name="P17" svg:width="2.573cm" svg:height="0.814cm" svg:x="5.708cm" svg:y="8.648cm"><draw:text-box><text:p><text:span text:style-name="T13">T_MenuManag</text:span></text:p></draw:text-box></draw:frame><draw:custom-shape text:anchor-type="paragraph" draw:z-index="78" draw:style-name="gr26" svg:width="2.356cm" svg:height="2.204cm" svg:x="8.393cm" svg:y="5.652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79" draw:style-name="gr27" draw:text-style-name="P15" svg:width="2.435cm" svg:height="1.324cm" svg:x="8.816cm" svg:y="6.385cm"><draw:text-box><text:p><text:span text:style-name="T11">MyAnalog</text:span></text:p></draw:text-box></draw:frame><draw:line text:anchor-type="paragraph" draw:z-index="80" draw:style-name="gr11" draw:text-style-name="P11" svg:x1="9.266cm" svg:y1="8.436cm" svg:x2="9.266cm" svg:y2="7.854cm"><text:p/></draw:line><draw:frame text:anchor-type="paragraph" draw:z-index="81" draw:style-name="gr34" draw:text-style-name="P17" svg:width="2.117cm" svg:height="0.768cm" svg:x="8.975cm" svg:y="8.599cm"><draw:text-box><text:p><text:span text:style-name="T13">T_Meas</text:span></text:p></draw:text-box></draw:frame><draw:custom-shape text:anchor-type="paragraph" draw:z-index="82" draw:style-name="gr26" svg:width="2.356cm" svg:height="2.204cm" svg:x="11.779cm" svg:y="2.471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83" draw:style-name="gr27" draw:text-style-name="P15" svg:width="2.435cm" svg:height="1.324cm" svg:x="12.07cm" svg:y="3.351cm"><draw:text-box><text:p><text:span text:style-name="T11">ControlLoop</text:span></text:p></draw:text-box></draw:frame><draw:line text:anchor-type="paragraph" draw:z-index="84" draw:style-name="gr11" draw:text-style-name="P11" svg:x1="10.747cm" svg:y1="3.166cm" svg:x2="11.779cm" svg:y2="3.166cm"><text:p/></draw:line><draw:line text:anchor-type="paragraph" draw:z-index="85" draw:style-name="gr33" draw:text-style-name="P11" svg:x1="10.694cm" svg:y1="0.564cm" svg:x2="11.329cm" svg:y2="3.166cm"><text:p/></draw:line><draw:line text:anchor-type="paragraph" draw:z-index="86" draw:style-name="gr11" draw:text-style-name="P11" svg:x1="12.864cm" svg:y1="5.256cm" svg:x2="12.864cm" svg:y2="4.674cm"><text:p/></draw:line><draw:frame text:anchor-type="paragraph" draw:z-index="87" draw:style-name="gr34" draw:text-style-name="P17" svg:width="2.117cm" svg:height="0.768cm" svg:x="12.652cm" svg:y="5.348cm"><draw:text-box><text:p><text:span text:style-name="T13">Te</text:span></text:p></draw:text-box></draw:frame><draw:line text:anchor-type="paragraph" draw:z-index="88" draw:style-name="gr11" draw:text-style-name="P11" svg:x1="9.61cm" svg:y1="5.652cm" svg:x2="9.61cm" svg:y2="4.781cm"><text:p/></draw:line><draw:line text:anchor-type="paragraph" draw:z-index="89" draw:style-name="gr11" draw:text-style-name="P11" svg:x1="12.203cm" svg:y1="6.074cm" svg:x2="12.203cm" svg:y2="4.675cm"><text:p/></draw:line><draw:line text:anchor-type="paragraph" draw:z-index="90" draw:style-name="gr36" draw:text-style-name="P11" svg:x1="12.202cm" svg:y1="6.073cm" svg:x2="10.747cm" svg:y2="6.073cm"><text:p/></draw:line><draw:frame text:anchor-type="paragraph" draw:z-index="91" draw:style-name="gr32" draw:text-style-name="P14" svg:width="1.297cm" svg:height="0.56cm" svg:x="9.927cm" svg:y="5.092cm"><draw:text-box><text:p><text:span text:style-name="T10">I/U meas</text:span></text:p></draw:text-box></draw:frame><draw:frame text:anchor-type="paragraph" draw:z-index="92" draw:style-name="gr32" draw:text-style-name="P14" svg:width="1.297cm" svg:height="0.56cm" svg:x="10.906cm" svg:y="6.174cm"><draw:text-box><text:p><text:span text:style-name="T10">I/U meas</text:span></text:p></draw:text-box></draw:frame><draw:line text:anchor-type="paragraph" draw:z-index="93" draw:style-name="gr11" draw:text-style-name="P11" svg:x1="14.134cm" svg:y1="3.351cm" svg:x2="15.166cm" svg:y2="3.351cm"><text:p/></draw:line><draw:custom-shape text:anchor-type="paragraph" draw:z-index="94" draw:style-name="gr37" svg:width="1.721cm" svg:height="5.792cm" svg:x="15.166cm" svg:y="2.346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95" draw:style-name="gr11" draw:text-style-name="P11" svg:x1="15.166cm" svg:y1="7.263cm" svg:x2="10.747cm" svg:y2="7.263cm"><text:p/></draw:line><draw:frame text:anchor-type="paragraph" draw:z-index="96" draw:style-name="gr27" draw:text-style-name="P15" svg:width="2.435cm" svg:height="1.324cm" svg:x="15.298cm" svg:y="4.239cm"><draw:text-box><text:p><text:span text:style-name="T11">Hardware system</text:span></text:p></draw:text-box></draw:frame><draw:line text:anchor-type="paragraph" draw:z-index="97" draw:style-name="gr33" draw:text-style-name="P11" svg:x1="14.689cm" svg:y1="1.734cm" svg:x2="14.504cm" svg:y2="3.351cm"><text:p/></draw:line><draw:frame text:anchor-type="paragraph" draw:z-index="98" draw:style-name="gr32" draw:text-style-name="P14" svg:width="3.255cm" svg:height="0.56cm" svg:x="13.737cm" svg:y="1.362cm"><draw:text-box><text:p><text:span text:style-name="T10">GPIO, PWM, DAC...</text:span></text:p></draw:text-box></draw:frame><draw:frame text:anchor-type="paragraph" draw:z-index="99" draw:style-name="gr32" draw:text-style-name="P14" svg:width="0.662cm" svg:height="0.56cm" svg:x="14.266cm" svg:y="6.842cm"><draw:text-box><text:p><text:span text:style-name="T10">Ui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3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28T23:05:23.20</dc:date>
    <meta:editing-duration>P7DT20H24M59S</meta:editing-duration>
    <meta:editing-cycles>186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0" meta:object-count="0" meta:page-count="8" meta:paragraph-count="71" meta:word-count="440" meta:character-count="3280"/>
    <meta:user-defined meta:name="Info 1"/>
    <meta:user-defined meta:name="Info 2"/>
    <meta:user-defined meta:name="Info 3"/>
    <meta:user-defined meta:name="Info 4"/>
  </office:meta>
</office:document-meta>
</file>